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i>A</mi>
              <mtext>B</mtext>
            </msub>
            <mrow>
              <mfenced open="∣" close="〉">
                <mrow>
                  <mo stretchy="false">ψ</mo>
                  <mtext>;</mtext>
                  <mo stretchy="false">ϕ</mo>
                </mrow>
              </mfenced>
              <mo stretchy="false">=</mo>
              <mfenced open="∣" close="〉">
                <mrow>
                  <mover accent="true">
                    <mo stretchy="false">ψ</mo>
                    <mo stretchy="false">̄</mo>
                  </mover>
                  <mtext>;</mtext>
                  <mo stretchy="false">ϕ</mo>
                </mrow>
              </mfenced>
            </mrow>
            <mo stretchy="false">←</mo>
            <mo stretchy="false">→</mo>
            <msub>
              <mi>A</mi>
              <mtext>B</mtext>
            </msub>
            <mrow>
              <msub>
                <mfenced open="∣" close="〉">
                  <mrow>
                    <mo stretchy="false">ψ</mo>
                  </mrow>
                </mfenced>
                <mtext>B</mtext>
              </msub>
              <mo stretchy="false">=</mo>
              <msub>
                <mfenced open="∣" close="〉">
                  <mrow>
                    <mover accent="true">
                      <mo stretchy="false">ψ</mo>
                      <mo stretchy="false">̄</mo>
                    </mover>
                  </mrow>
                </mfenced>
                <mtext>B</mtext>
              </msub>
            </mrow>
          </mrow>
        </mtd>
      </mtr>
      <mtr>
        <mtd>
          <mrow>
            <msub>
              <mi>A</mi>
              <mtext>S</mtext>
            </msub>
            <mrow>
              <mfenced open="∣" close="〉">
                <mrow>
                  <mo stretchy="false">ψ</mo>
                  <mtext>;</mtext>
                  <mo stretchy="false">ϕ</mo>
                </mrow>
              </mfenced>
              <mo stretchy="false">=</mo>
              <mfenced open="∣" close="〉">
                <mrow>
                  <mo stretchy="false">ψ</mo>
                  <mtext>;</mtext>
                  <mover accent="true">
                    <mo stretchy="false">ϕ</mo>
                    <mo stretchy="false">̄</mo>
                  </mover>
                </mrow>
              </mfenced>
            </mrow>
            <mo stretchy="false">←</mo>
            <mo stretchy="false">→</mo>
            <msub>
              <mi>A</mi>
              <mtext>S</mtext>
            </msub>
            <mrow>
              <msub>
                <mfenced open="∣" close="〉">
                  <mrow>
                    <mo stretchy="false">ϕ</mo>
                  </mrow>
                </mfenced>
                <mtext>S</mtext>
              </msub>
              <mo stretchy="false">=</mo>
              <msub>
                <mfenced open="∣" close="〉">
                  <mrow>
                    <mover accent="true">
                      <mo stretchy="false">ϕ</mo>
                      <mo stretchy="false">̄</mo>
                    </mover>
                  </mrow>
                </mfenced>
                <mtext>S</mtext>
              </msub>
            </mrow>
          </mrow>
        </mtd>
      </mtr>
    </mtable>
    <annotation encoding="StarMath 5.0">A _"B" left lline %ipsi ";" %iphi right rangle = 
left lline bar %ipsi ";" %iphi right rangle 
leftarrow rightarrow 
A _"B" left lline %ipsi right rangle _"B" = 
left lline bar %ipsi right rangle _"B"

newline

A _"S" left lline %ipsi ";" %iphi right rangle = 
left lline %ipsi ";" bar %iphi right rangle 
leftarrow rightarrow 
A _"S" left lline %iphi right rangle _"S" = 
left lline bar %iphi right rangle _"S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5T13:48:24.773000000</meta:creation-date>
    <meta:generator>LibreOffice/4.1.4.2$Windows_x86 LibreOffice_project/0a0440ccc0227ad9829de5f46be37cfb6edcf72</meta:generator>
  </office:meta>
</office:document-meta>
</file>